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B00000186883AAAAC.png"/>
  <manifest:file-entry manifest:media-type="image/png" manifest:full-path="Pictures/1000000000000376000001A21FAE2BC9.png"/>
  <manifest:file-entry manifest:media-type="image/png" manifest:full-path="Pictures/1000000000000348000001A235634FE3.png"/>
  <manifest:file-entry manifest:media-type="image/png" manifest:full-path="Pictures/1000000000000316000001DABD1A6DD8.png"/>
  <manifest:file-entry manifest:media-type="image/png" manifest:full-path="Pictures/10000000000003780000019C08798C34.png"/>
  <manifest:file-entry manifest:media-type="image/png" manifest:full-path="Pictures/10000000000003FF000001A48E97A9BA.png"/>
  <manifest:file-entry manifest:media-type="image/png" manifest:full-path="Pictures/10000000000003580000017B24F8D796.png"/>
  <manifest:file-entry manifest:media-type="image/png" manifest:full-path="Pictures/100000000000034900000190A4A5833B.png"/>
  <manifest:file-entry manifest:media-type="image/png" manifest:full-path="Pictures/10000000000003290000019D4EC99CE4.png"/>
  <manifest:file-entry manifest:media-type="image/png" manifest:full-path="Pictures/100000000000031500000189F1786785.png"/>
  <manifest:file-entry manifest:media-type="image/png" manifest:full-path="Pictures/1000000000000318000001A86C0B9A29.png"/>
  <manifest:file-entry manifest:media-type="image/png" manifest:full-path="Pictures/10000000000004040000019C55169F39.png"/>
  <manifest:file-entry manifest:media-type="image/png" manifest:full-path="Pictures/1000000000000360000001A8D00B6D5B.png"/>
  <manifest:file-entry manifest:media-type="image/png" manifest:full-path="Pictures/10000000000003680000019DC65650DD.png"/>
  <manifest:file-entry manifest:media-type="image/png" manifest:full-path="Pictures/1000000000000320000001A4E7475C83.png"/>
  <manifest:file-entry manifest:media-type="image/png" manifest:full-path="Pictures/100000000000036B000001846B538A36.png"/>
  <manifest:file-entry manifest:media-type="image/png" manifest:full-path="Pictures/10000000000003430000019FBBB3A34A.png"/>
  <manifest:file-entry manifest:media-type="image/png" manifest:full-path="Pictures/100000000000040C000002DBB5506B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5e4977" draw:fill="none" draw:auto-grow-height="false" fo:padding-top="0.125cm" fo:padding-bottom="0.125cm" fo:padding-left="0.25cm" fo:padding-right="0.25cm" fo:wrap-option="wrap"/>
    </style:style>
    <style:style style:name="pr1" style:family="presentation" style:parent-style-name="Padrão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adrão-notes">
      <style:graphic-properties draw:fill-color="#ffffff" fo:min-height="13.365cm"/>
    </style:style>
    <style:style style:name="pr3" style:family="presentation" style:parent-style-name="Padrão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Padrão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adrão_20_1-notes">
      <style:graphic-properties draw:fill-color="#ffffff" fo:min-height="13.365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4.082cm" svg:x="1.905cm" svg:y="5.918cm" presentation:class="title" presentation:user-transformed="true">
          <draw:text-box>
            <text:p/>
          </draw:text-box>
        </draw:frame>
        <draw:custom-shape draw:name="Subtitle 2" draw:style-name="gr1" draw:text-style-name="P1" draw:layer="layout" svg:width="17.779cm" svg:height="4.867cm" svg:x="3.81cm" svg:y="10.795cm">
          <text:p/>
          <draw:enhanced-geometry svg:viewBox="0 0 21600 21600" draw:type="rectangle" draw:enhanced-path="M 0 0 L 21600 0 21600 21600 0 21600 0 0 Z N"/>
        </draw:custom-shape>
        <draw:frame draw:name="Picture 2" draw:style-name="gr2" draw:text-style-name="P2" draw:layer="layout" svg:width="27.41cm" svg:height="19.34cm" svg:x="0cm" svg:y="0cm">
          <draw:image xlink:href="Pictures/100000000000040C000002DBB5506B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2" draw:layer="layout" svg:width="22.25cm" svg:height="10.582cm" svg:x="1.299cm" svg:y="3.524cm">
          <draw:image xlink:href="Pictures/100000000000034900000190A4A5833B.png" xlink:type="simple" xlink:show="embed" xlink:actuate="onLoad">
            <text:p/>
          </draw:image>
        </draw:frame>
        <draw:custom-shape draw:name="Oval 6" draw:style-name="gr4" draw:text-style-name="P1" draw:layer="layout" svg:width="2.672cm" svg:height="1.399cm" svg:x="18.901cm" svg:y="5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2.647cm" svg:height="10.027cm" svg:x="1.376cm" svg:y="4.511cm">
          <draw:image xlink:href="Pictures/10000000000003580000017B24F8D7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1.201cm" svg:height="13.112cm" svg:x="2.5cm" svg:y="2.388cm">
          <draw:image xlink:href="Pictures/10000000000003FF000001A48E97A9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1.901cm" svg:height="10.318cm" svg:x="2.5cm" svg:y="4.182cm">
          <draw:image xlink:href="Pictures/100000000000041B00000186883AAA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0.901cm" svg:height="12.54cm" svg:x="2.299cm" svg:y="3.924cm">
          <draw:image xlink:href="Pictures/1000000000000316000001DABD1A6DD8.png" xlink:type="simple" xlink:show="embed" xlink:actuate="onLoad">
            <text:p/>
          </draw:image>
        </draw:frame>
        <draw:custom-shape draw:name="Oval 4" draw:style-name="gr4" draw:text-style-name="P1" draw:layer="layout" svg:width="2.672cm" svg:height="1.399cm" svg:x="9.1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4" draw:style-name="gr2" draw:text-style-name="P2" draw:layer="layout" svg:width="21.166cm" svg:height="11.112cm" svg:x="2.117cm" svg:y="3.969cm">
          <draw:image xlink:href="Pictures/1000000000000320000001A4E7475C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0.875cm" svg:height="10.397cm" svg:x="2.299cm" svg:y="4.724cm">
          <draw:image xlink:href="Pictures/100000000000031500000189F17867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7.198cm" svg:height="10.9cm" svg:x="0.699cm" svg:y="3.924cm">
          <draw:image xlink:href="Pictures/10000000000004040000019C55169F39.png" xlink:type="simple" xlink:show="embed" xlink:actuate="onLoad">
            <text:p/>
          </draw:image>
        </draw:frame>
        <draw:custom-shape draw:name="Oval 4" draw:style-name="gr4" draw:text-style-name="P1" draw:layer="layout" svg:width="6.6cm" svg:height="1.399cm" svg:x="7.099cm" svg:y="5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0.954cm" svg:height="11.217cm" svg:x="2.223cm" svg:y="3.916cm">
          <draw:image xlink:href="Pictures/1000000000000318000001A86C0B9A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2" draw:layer="layout" svg:width="23.494cm" svg:height="10.9cm" svg:x="0.953cm" svg:y="4.075cm">
          <draw:image xlink:href="Pictures/10000000000003780000019C08798C34.png" xlink:type="simple" xlink:show="embed" xlink:actuate="onLoad">
            <text:p/>
          </draw:image>
        </draw:frame>
        <draw:custom-shape draw:name="Oval 6" draw:style-name="gr4" draw:text-style-name="P1" draw:layer="layout" svg:width="3.399cm" svg:height="0.999cm" svg:x="17.901cm" svg:y="7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3.441cm" svg:height="11.059cm" svg:x="0.979cm" svg:y="3.995cm">
          <draw:image xlink:href="Pictures/1000000000000376000001A21FAE2B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3.071cm" svg:height="10.926cm" svg:x="1.099cm" svg:y="4.724cm">
          <draw:image xlink:href="Pictures/10000000000003680000019DC65650DD.png" xlink:type="simple" xlink:show="embed" xlink:actuate="onLoad">
            <text:p/>
          </draw:image>
        </draw:frame>
        <draw:custom-shape draw:name="Oval 4" draw:style-name="gr4" draw:text-style-name="P1" draw:layer="layout" svg:width="6.6cm" svg:height="1.399cm" svg:x="7.499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2" draw:layer="layout" svg:width="23.15cm" svg:height="10.265cm" svg:x="1.124cm" svg:y="4.392cm">
          <draw:image xlink:href="Pictures/100000000000036B000001846B538A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2.859cm" svg:height="11.217cm" svg:x="1.27cm" svg:y="3.916cm">
          <draw:image xlink:href="Pictures/1000000000000360000001A8D00B6D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5" draw:style-name="gr2" draw:text-style-name="P2" draw:layer="layout" svg:width="21.404cm" svg:height="10.926cm" svg:x="1.299cm" svg:y="4.524cm">
          <draw:image xlink:href="Pictures/10000000000003290000019D4EC99CE4.png" xlink:type="simple" xlink:show="embed" xlink:actuate="onLoad">
            <text:p/>
          </draw:image>
        </draw:frame>
        <draw:custom-shape draw:name="Oval 7" draw:style-name="gr4" draw:text-style-name="P1" draw:layer="layout" svg:width="5.6cm" svg:height="1.399cm" svg:x="7.099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2.224cm" svg:height="11.059cm" svg:x="1.099cm" svg:y="3.724cm">
          <draw:image xlink:href="Pictures/1000000000000348000001A235634F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5" draw:style-name="gr2" draw:text-style-name="P2" draw:layer="layout" svg:width="21.404cm" svg:height="10.926cm" svg:x="1.299cm" svg:y="4.524cm">
          <draw:image xlink:href="Pictures/10000000000003290000019D4EC99CE4.png" xlink:type="simple" xlink:show="embed" xlink:actuate="onLoad">
            <text:p/>
          </draw:image>
        </draw:frame>
        <draw:custom-shape draw:name="Oval 3" draw:style-name="gr4" draw:text-style-name="P1" draw:layer="layout" svg:width="2.672cm" svg:height="1.399cm" svg:x="0.733cm" svg:y="14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_20_1" presentation:presentation-page-layout-name="AL2T11">
        <office:forms form:automatic-focus="false" form:apply-design-mode="false"/>
        <draw:frame draw:name="Title 1" presentation:style-name="pr3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4" draw:text-style-name="P1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2" draw:style-name="gr2" draw:text-style-name="P2" draw:layer="layout" svg:width="22.092cm" svg:height="10.979cm" svg:x="1.654cm" svg:y="4.035cm">
          <draw:image xlink:href="Pictures/10000000000003430000019FBBB3A3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adrão-outline2" style:family="presentation" style:parent-style-name="Padrã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adrão-outline3" style:family="presentation" style:parent-style-name="Padrã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-outline4" style:family="presentation" style:parent-style-name="Padrã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1-outline2" style:display-name="Padrão 1-outline2" style:family="presentation" style:parent-style-name="Padrã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adrão_20_1-outline3" style:display-name="Padrão 1-outline3" style:family="presentation" style:parent-style-name="Padrã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_20_1-outline4" style:display-name="Padrão 1-outline4" style:family="presentation" style:parent-style-name="Padrã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Padrão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adrão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adrão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7cm" fo:margin-bottom="0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69cm" fo:margin-bottom="0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custom-shape draw:name="Subtitle 2" draw:style-name="Mgr3" draw:text-style-name="MP4" draw:layer="backgroundobjects" svg:width="17.779cm" svg:height="4.867cm" svg:x="3.81cm" svg:y="10.795cm">
        <text:p text:style-name="MP5"><text:span text:style-name="MT3">Click to edit Master subtitle style</text:span></text:p>
        <draw:enhanced-geometry svg:viewBox="0 0 21600 21600" draw:type="rectangle" draw:enhanced-path="M 0 0 L 21600 0 21600 21600 0 21600 0 0 Z N"/>
      </draw:custom-shap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text:date style:data-style-name="D1" text:date-value="2010-05-12">12/05/10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número&gt;</text:page-number></text:span></text:p>
        </draw:text-box>
      </draw:frame>
      <draw:frame presentation:style-name="Padrã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5">Clique para editar o formato do texto da estrutura de tópicos</text:span></text:p>
              <text:list>
                <text:list-item>
                  <text:p><text:span text:style-name="MT5">2º Nível da estrutura de tópicos</text:span></text:p>
                  <text:list>
                    <text:list-item>
                      <text:p><text:span text:style-name="MT5">3º Nível da estrutura de tópicos</text:span></text:p>
                      <text:list>
                        <text:list-item>
                          <text:p><text:span text:style-name="MT5">4º Nível da estrutura de tópicos</text:span></text:p>
                          <text:list>
                            <text:list-item>
                              <text:p><text:span text:style-name="MT5">5º Nível da estrutura de tópicos</text:span></text:p>
                              <text:list>
                                <text:list-item>
                                  <text:p><text:span text:style-name="MT5">6º Nível da estrutura de tópicos</text:span></text:p>
                                  <text:list>
                                    <text:list-item>
                                      <text:p><text:span text:style-name="MT5">7º Nível da estrutura de tópicos</text:span></text:p>
                                      <text:list>
                                        <text:list-item>
                                          <text:p><text:span text:style-name="MT5">8º Nível da estrutura de tópico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9º Nível da estrutura de tópicos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text:date style:data-style-name="D1" text:date-value="2010-05-12">12/05/10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2T03:19:59.49</meta:creation-date>
    <meta:editing-duration>PT00H33M36S</meta:editing-duration>
    <meta:editing-cycles>3</meta:editing-cycles>
    <dc:date>2010-05-12T03:55:08.67</dc:date>
    <dc:creator>lgribeiro </dc:creator>
    <meta:generator>BrOffice.org/3.2$Win32 OpenOffice.org_project/320m12$Build-9483</meta:generator>
    <meta:document-statistic meta:object-count="135"/>
  </office:meta>
</office:document-meta>
</file>